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A20000031F42C4B6019B231C8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cm" fo:margin-left="0cm" table:align="left" fo:background-color="transparent">
        <style:background-image/>
      </style:table-properties>
    </style:style>
    <style:style style:name="Table2.A" style:family="table-column">
      <style:table-column-properties style:column-width="6.895cm"/>
    </style:style>
    <style:style style:name="Table2.B" style:family="table-column">
      <style:table-column-properties style:column-width="1.704cm"/>
    </style:style>
    <style:style style:name="Table2.C" style:family="table-column">
      <style:table-column-properties style:column-width="2.097cm"/>
    </style:style>
    <style:style style:name="Table2.D" style:family="table-column">
      <style:table-column-properties style:column-width="2.004cm"/>
    </style:style>
    <style:style style:name="Table2.E" style:family="table-column">
      <style:table-column-properties style:column-width="2.3cm"/>
    </style:style>
    <style:style style:name="Table2.1" style:family="table-row">
      <style:table-row-properties style:min-row-height="1cm"/>
    </style:style>
    <style:style style:name="Table2.A1" style:family="table-cell">
      <style:table-cell-properties style:vertical-align="middle" fo:background-color="#2f3339" fo:padding="0.101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101cm" fo:border="0.5pt solid #2f3339">
        <style:background-image/>
      </style:table-cell-properties>
    </style:style>
    <style:style style:name="Table2.2" style:family="table-row">
      <style:table-row-properties style:min-row-height="0.499cm"/>
    </style:style>
    <style:style style:name="Table2.A2" style:family="table-cell">
      <style:table-cell-properties style:vertical-align="middle" fo:background-color="#ffffff" fo:padding="0cm" fo:border-left="0.5pt solid #ffffff" fo:border-right="none" fo:border-top="none" fo:border-bottom="0.5pt solid #ffffff">
        <style:background-image/>
      </style:table-cell-properties>
    </style:style>
    <style:style style:name="Table2.E2" style:family="table-cell">
      <style:table-cell-properties style:vertical-align="middle" fo:background-color="#ffffff" fo:padding="0cm" fo:border-left="0.5pt solid #ffffff" fo:border-right="0.5pt solid #ffffff" fo:border-top="none" fo:border-bottom="0.5pt solid #ffffff">
        <style:background-image/>
      </style:table-cell-properties>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4" style:family="table-row">
      <style:table-row-properties style:min-row-height="0.476cm" fo:background-color="transparent">
        <style:background-image/>
      </style:table-row-properties>
    </style:style>
    <style:style style:name="Table2.A4" style:family="table-cell">
      <style:table-cell-properties fo:background-color="transparent" fo:padding="0cm" fo:border="none">
        <style:background-image/>
      </style:table-cell-properties>
    </style:style>
    <style:style style:name="Table2.B4" style:family="table-cell">
      <style:table-cell-properties fo:background-color="transparent" fo:padding="0cm" fo:border="none">
        <style:background-image/>
      </style:table-cell-properties>
    </style:style>
    <style:style style:name="Table2.C4" style:family="table-cell">
      <style:table-cell-properties fo:background-color="transparent" fo:padding="0cm" fo:border="none">
        <style:background-image/>
      </style:table-cell-properties>
    </style:style>
    <style:style style:name="Table2.D4" style:family="table-cell">
      <style:table-cell-properties fo:background-color="transparent" fo:padding="0cm" fo:border="none">
        <style:background-image/>
      </style:table-cell-properties>
    </style:style>
    <style:style style:name="Table2.E4" style:family="table-cell">
      <style:table-cell-properties fo:background-color="transparent" fo:padding="0cm" fo:border="none">
        <style:background-image/>
      </style:table-cell-properties>
    </style:style>
    <style:style style:name="Table2.5" style:family="table-row">
      <style:table-row-properties style:min-row-height="1.101cm"/>
    </style:style>
    <style:style style:name="Table2.A5" style:family="table-cell">
      <style:table-cell-properties fo:background-color="#e7e8eb" fo:padding="0.101cm" fo:border-left="0.5pt solid #e7e8eb" fo:border-right="none" fo:border-top="0.5pt solid #e7e8eb" fo:border-bottom="0.5pt solid #e7e8eb">
        <style:background-image/>
      </style:table-cell-properties>
    </style:style>
    <style:style style:name="Table2.B5" style:family="table-cell">
      <style:table-cell-properties style:vertical-align="middle" fo:background-color="#e7e8eb" fo:padding="0.101cm" fo:border-left="0.5pt solid #e7e8eb" fo:border-right="none" fo:border-top="0.5pt solid #e7e8eb" fo:border-bottom="0.5pt solid #e7e8eb">
        <style:background-image/>
      </style:table-cell-properties>
    </style:style>
    <style:style style:name="Table2.E5" style:family="table-cell">
      <style:table-cell-properties style:vertical-align="middle" fo:background-color="#e7e8eb" fo:padding="0.101cm" fo:border="0.5pt solid #e7e8eb">
        <style:background-image/>
      </style:table-cell-properties>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8" style:family="table-row">
      <style:table-row-properties style:min-row-height="1.101cm"/>
    </style:style>
    <style:style style:name="Table2.A8" style:family="table-cell">
      <style:table-cell-properties fo:background-color="#ffffff" fo:padding="0.101cm" fo:border-left="0.5pt solid #ffffff" fo:border-right="none" fo:border-top="0.5pt solid #ffffff" fo:border-bottom="0.5pt solid #ffffff">
        <style:background-image/>
      </style:table-cell-properties>
    </style:style>
    <style:style style:name="Table2.B8" style:family="table-cell">
      <style:table-cell-properties style:vertical-align="middle" fo:background-color="#ffffff" fo:padding="0.101cm" fo:border-left="0.5pt solid #ffffff" fo:border-right="none" fo:border-top="0.5pt solid #ffffff" fo:border-bottom="0.5pt solid #ffffff">
        <style:background-image/>
      </style:table-cell-properties>
    </style:style>
    <style:style style:name="Table2.E8" style:family="table-cell">
      <style:table-cell-properties style:vertical-align="middle" fo:background-color="#ffffff" fo:padding="0.101cm" fo:border="0.5pt solid #ffffff">
        <style:background-image/>
      </style:table-cell-properties>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11" style:family="table-row">
      <style:table-row-properties style:min-row-height="0.621cm"/>
    </style:style>
    <style:style style:name="Table2.A11" style:family="table-cell">
      <style:table-cell-properties style:vertical-align="" fo:background-color="#ffffff" fo:padding="0.101cm" fo:border-left="none" fo:border-right="none" fo:border-top="0.5pt solid #000000" fo:border-bottom="none">
        <style:background-image/>
      </style:table-cell-properties>
    </style:style>
    <style:style style:name="Table2.B11" style:family="table-cell">
      <style:table-cell-properties style:vertical-align="middle" fo:background-color="#ffffff" fo:padding="0.101cm" fo:border-left="none" fo:border-right="none" fo:border-top="0.5pt solid #000000" fo:border-bottom="none">
        <style:background-image/>
      </style:table-cell-properties>
    </style:style>
    <style:style style:name="Table2.12" style:family="table-row">
      <style:table-row-properties style:min-row-height="0.621cm"/>
    </style:style>
    <style:style style:name="Table2.B12" style:family="table-cell">
      <style:table-cell-properties fo:background-color="#ffffff" fo:padding="0.101cm" fo:border="none">
        <style:background-image/>
      </style:table-cell-properties>
    </style:style>
    <style:style style:name="Table2.E12" style:family="table-cell">
      <style:table-cell-properties fo:background-color="#ffffff" fo:padding="0.101cm" fo:border="none">
        <style:background-image/>
      </style:table-cell-properties>
    </style:style>
    <style:style style:name="Table2.13" style:family="table-row">
      <style:table-row-properties style:min-row-height="0.621cm"/>
    </style:style>
    <style:style style:name="Table2.B13" style:family="table-cell">
      <style:table-cell-properties style:vertical-align="middle" fo:background-color="#ffffff" fo:padding="0.101cm" fo:border="none">
        <style:background-image/>
      </style:table-cell-properties>
    </style:style>
    <style:style style:name="Table2.14" style:family="table-row">
      <style:table-row-properties style:min-row-height="0.621cm"/>
    </style:style>
    <style:style style:name="Table2.B14" style:family="table-cell">
      <style:table-cell-properties fo:background-color="#ffffff" fo:padding="0.101cm" fo:border="none">
        <style:background-image/>
      </style:table-cell-properties>
    </style:style>
    <style:style style:name="Table2.E14" style:family="table-cell">
      <style:table-cell-properties fo:background-color="#ffffff" fo:padding="0.101cm" fo:border="none">
        <style:background-image/>
      </style:table-cell-properties>
    </style:style>
    <style:style style:name="Table2.15" style:family="table-row">
      <style:table-row-properties style:min-row-height="0.28cm"/>
    </style:style>
    <style:style style:name="Table2.B15" style:family="table-cell">
      <style:table-cell-properties fo:background-color="#ffffff" fo:padding="0cm" fo:border-left="none" fo:border-right="none" fo:border-top="0.5pt solid #000000" fo:border-bottom="none">
        <style:background-image/>
      </style:table-cell-properties>
    </style:style>
    <style:style style:name="Table2.E15" style:family="table-cell">
      <style:table-cell-properties fo:background-color="#ffffff" fo:padding="0cm" fo:border-left="none" fo:border-right="none" fo:border-top="0.5pt solid #000000" fo:border-bottom="none">
        <style:background-image/>
      </style:table-cell-properties>
    </style:style>
    <style:style style:name="Table2.16" style:family="table-row">
      <style:table-row-properties style:min-row-height="0.82cm"/>
    </style:style>
    <style:style style:name="Table2.17" style:family="table-row">
      <style:table-row-properties style:min-row-height="0.621cm"/>
    </style:style>
    <style:style style:name="Table2.B17" style:family="table-cell">
      <style:table-cell-properties style:vertical-align="middle" fo:background-color="transparent" fo:padding="0.101cm" fo:border="none">
        <style:background-image/>
      </style:table-cell-properties>
    </style:style>
    <style:style style:name="Table2.18" style:family="table-row">
      <style:table-row-properties style:min-row-height="0.621cm"/>
    </style:style>
    <style:style style:name="Table2.19" style:family="table-row">
      <style:table-row-properties style:min-row-height="0.621cm"/>
    </style:style>
    <style:style style:name="Table2.B19" style:family="table-cell">
      <style:table-cell-properties style:vertical-align="middle" fo:background-color="transparent" fo:padding="0.101cm" fo:border-left="none" fo:border-right="none" fo:border-top="none" fo:border-bottom="0.5pt solid #e7e8eb">
        <style:background-image/>
      </style:table-cell-properties>
    </style:style>
    <style:style style:name="Table4" style:family="table">
      <style:table-properties style:width="15cm" table:align="margins"/>
    </style:style>
    <style:style style:name="Table4.A" style:family="table-column">
      <style:table-column-properties style:column-width="12.7cm" style:rel-column-width="55485*"/>
    </style:style>
    <style:style style:name="Table4.B" style:family="table-column">
      <style:table-column-properties style:column-width="2.3cm" style:rel-column-width="10050*"/>
    </style:style>
    <style:style style:name="Table4.1" style:family="table-row">
      <style:table-row-properties style:min-row-height="0.801cm"/>
    </style:style>
    <style:style style:name="Table4.A1" style:family="table-cell">
      <style:table-cell-properties style:vertical-align="middle" fo:background-color="#e7e8eb" fo:padding="0.097cm" fo:border-left="0.05pt solid #e7e8eb" fo:border-right="none" fo:border-top="0.05pt solid #e7e8eb" fo:border-bottom="0.05pt solid #e7e8eb">
        <style:background-image/>
      </style:table-cell-properties>
    </style:style>
    <style:style style:name="Table4.B1" style:family="table-cell">
      <style:table-cell-properties style:vertical-align="middle" fo:background-color="#e7e8eb" fo:padding="0.097cm" fo:border="0.05pt solid #e7e8eb">
        <style:background-image/>
      </style:table-cell-properties>
    </style:style>
    <style:style style:name="Table3" style:family="table">
      <style:table-properties style:width="15cm" fo:margin-top="0.3cm" fo:margin-bottom="0cm" table:align="margins"/>
    </style:style>
    <style:style style:name="Table3.A" style:family="table-column">
      <style:table-column-properties style:column-width="15cm" style:rel-column-width="65535*"/>
    </style:style>
    <style:style style:name="Table3.A1" style:family="table-cell">
      <style:table-cell-properties fo:background-color="#000000" fo:padding="0.097cm" fo:border="0.05pt solid #000000">
        <style:background-image/>
      </style:table-cell-properties>
    </style:style>
    <style:style style:name="P1" style:family="paragraph" style:parent-style-name="Table_20_Contents">
      <style:text-properties style:font-name="Calibri" fo:font-size="8pt" officeooo:paragraph-rsid="001b29b1" style:font-size-asian="8pt" style:font-size-complex="8pt"/>
    </style:style>
    <style:style style:name="P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P3" style:family="paragraph" style:parent-style-name="Table_20_Contents">
      <style:text-properties style:font-name="Calibri" fo:font-size="8pt" officeooo:paragraph-rsid="000f08fd" style:font-size-asian="8pt" style:font-size-complex="8pt"/>
    </style:style>
    <style:style style:name="P4" style:family="paragraph" style:parent-style-name="Standard">
      <style:text-properties style:font-name="Calibri" fo:font-size="8pt" officeooo:paragraph-rsid="000f08fd" style:font-size-asian="8pt" style:font-size-complex="8pt"/>
    </style:style>
    <style:style style:name="P5" style:family="paragraph" style:parent-style-name="Table_20_Contents">
      <style:paragraph-properties fo:text-align="end" style:justify-single-word="false"/>
      <style:text-properties style:font-name="Calibri" fo:font-size="8pt" officeooo:paragraph-rsid="000f08fd" style:font-size-asian="8pt" style:font-size-complex="8pt"/>
    </style:style>
    <style:style style:name="P6"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P7" style:family="paragraph" style:parent-style-name="Table_20_Contents">
      <style:paragraph-properties fo:text-align="end" style:justify-single-word="false"/>
      <style:text-properties style:font-name="Calibri" fo:font-size="8pt" fo:font-weight="bold" officeooo:rsid="007ce757" officeooo:paragraph-rsid="000f08fd" style:font-size-asian="8pt" style:font-weight-asian="bold" style:font-size-complex="8pt" style:font-weight-complex="bold"/>
    </style:style>
    <style:style style:name="P8" style:family="paragraph" style:parent-style-name="Table_20_Contents">
      <style:paragraph-properties fo:text-align="end" style:justify-single-word="false"/>
      <style:text-properties style:font-name="Calibri" fo:font-size="8pt" fo:font-weight="bold" officeooo:paragraph-rsid="000f08fd" style:font-size-asian="8pt" style:font-weight-asian="bold" style:font-size-complex="8pt" style:font-weight-complex="bold"/>
    </style:style>
    <style:style style:name="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P10"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P11" style:family="paragraph" style:parent-style-name="Table_20_Contents">
      <style:paragraph-properties fo:text-align="start" style:justify-single-word="false"/>
      <style:text-properties style:font-name="Calibri" fo:font-size="8pt" fo:font-weight="normal" officeooo:rsid="0080c36a" officeooo:paragraph-rsid="000f08fd" style:font-size-asian="8pt" style:font-weight-asian="normal" style:font-size-complex="8pt" style:font-weight-complex="normal"/>
    </style:style>
    <style:style style:name="P12" style:family="paragraph" style:parent-style-name="Table_20_Contents">
      <style:text-properties style:font-name="Calibri" fo:font-size="4pt" officeooo:paragraph-rsid="001b29b1" style:font-size-asian="3.5pt" style:font-size-complex="4pt"/>
    </style:style>
    <style:style style:name="P13"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P14"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P15" style:family="paragraph" style:parent-style-name="Standard">
      <style:text-properties style:font-name="Calibri" fo:font-size="9pt" officeooo:rsid="00100d42" officeooo:paragraph-rsid="000f08fd" style:font-size-asian="9pt" style:font-size-complex="9pt"/>
    </style:style>
    <style:style style:name="P16" style:family="paragraph" style:parent-style-name="Table_20_Contents">
      <style:paragraph-properties fo:text-align="end" style:justify-single-word="false"/>
      <style:text-properties officeooo:paragraph-rsid="001dbe7d"/>
    </style:style>
    <style:style style:name="P17" style:family="paragraph" style:parent-style-name="Table_20_Contents">
      <style:paragraph-properties fo:text-align="end" style:justify-single-word="false"/>
      <style:text-properties officeooo:paragraph-rsid="000f08fd"/>
    </style:style>
    <style:style style:name="P18" style:family="paragraph" style:parent-style-name="Table_20_Contents">
      <style:paragraph-properties fo:text-align="end" style:justify-single-word="false"/>
      <style:text-properties fo:font-size="8pt" officeooo:paragraph-rsid="001dbe7d" style:font-size-asian="8pt" style:font-size-complex="8pt"/>
    </style:style>
    <style:style style:name="P19" style:family="paragraph" style:parent-style-name="Header">
      <style:text-properties fo:font-size="3pt" style:font-size-asian="2.59999990463257pt" style:font-size-complex="3pt"/>
    </style:style>
    <style:style style:name="P20" style:family="paragraph" style:parent-style-name="Table_20_Contents">
      <style:paragraph-properties fo:text-align="end" style:justify-single-word="false"/>
      <style:text-properties fo:font-size="3pt" officeooo:paragraph-rsid="000f08fd" style:font-size-asian="3pt" style:font-size-complex="3pt"/>
    </style:style>
    <style:style style:name="P21"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P22" style:family="paragraph" style:parent-style-name="Table_20_Contents">
      <style:paragraph-properties fo:text-align="end" style:justify-single-word="false"/>
      <style:text-properties fo:color="#000000" loext:opacity="100%" style:font-name="Calibri" fo:font-size="8pt" officeooo:paragraph-rsid="000f08fd" style:font-size-asian="8pt" style:font-size-complex="8pt"/>
    </style:style>
    <style:style style:name="P23" style:family="paragraph" style:parent-style-name="Standard">
      <style:paragraph-properties fo:text-align="start" style:justify-single-word="false"/>
      <style:text-properties fo:color="#000000" loext:opacity="100%" style:font-name="Calibri" fo:font-size="8pt" officeooo:rsid="0041d08e" officeooo:paragraph-rsid="000f08fd" style:font-size-asian="8pt" style:font-size-complex="8pt"/>
    </style:style>
    <style:style style:name="P24"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color="#000000" loext:opacity="100%" style:font-name="Calibri" fo:font-size="8pt" fo:font-weight="bold" officeooo:paragraph-rsid="00100d42"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color="#000000" loext:opacity="100%" style:font-name="Calibri" fo:font-size="8pt" fo:font-weight="bold" officeooo:rsid="00ac9588" officeooo:paragraph-rsid="00100d42"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color="#000000" loext:opacity="100%" style:font-name="Calibri" fo:font-size="8pt" fo:font-weight="bold" officeooo:rsid="003361b3" officeooo:paragraph-rsid="000f08fd"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color="#000000" loext:opacity="100%" style:font-name="Calibri" fo:font-size="8pt" fo:font-weight="bold" officeooo:rsid="0080c36a" officeooo:paragraph-rsid="000f08fd"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2" style:family="paragraph" style:parent-style-name="Table_20_Contents">
      <style:paragraph-properties fo:text-align="end"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3" style:family="paragraph" style:parent-style-name="Table_20_Contents">
      <style:paragraph-properties fo:text-align="end" style:justify-single-word="false"/>
      <style:text-properties fo:color="#000000" loext:opacity="100%" style:font-name="Calibri" fo:font-size="8pt" fo:font-weight="normal" officeooo:rsid="007d6396" officeooo:paragraph-rsid="000f08fd" style:font-size-asian="8pt" style:font-weight-asian="normal" style:font-size-complex="8pt" style:font-weight-complex="normal"/>
    </style:style>
    <style:style style:name="P34" style:family="paragraph" style:parent-style-name="Table_20_Contents">
      <style:paragraph-properties fo:text-align="end" style:justify-single-word="false"/>
      <style:text-properties fo:color="#000000" loext:opacity="100%" style:font-name="Calibri" fo:font-size="8pt" fo:font-weight="normal" officeooo:rsid="00ac9588" officeooo:paragraph-rsid="000f08fd" style:font-size-asian="8pt" style:font-weight-asian="normal" style:font-size-complex="8pt" style:font-weight-complex="normal"/>
    </style:style>
    <style:style style:name="P35" style:family="paragraph" style:parent-style-name="Table_20_Contents">
      <style:paragraph-properties fo:text-align="end" style:justify-single-word="false"/>
      <style:text-properties fo:color="#000000" loext:opacity="100%" style:font-name="Calibri" fo:font-size="3pt" fo:font-weight="bold" officeooo:paragraph-rsid="000f08fd" style:font-size-asian="3pt" style:font-weight-asian="bold" style:font-size-complex="3pt" style:font-weight-complex="bold"/>
    </style:style>
    <style:style style:name="P36" style:family="paragraph" style:parent-style-name="Table_20_Contents">
      <style:paragraph-properties fo:text-align="start"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7" style:family="paragraph" style:parent-style-name="Table_20_Contents">
      <style:paragraph-properties fo:text-align="end"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8" style:family="paragraph" style:parent-style-name="Table_20_Contents">
      <style:paragraph-properties fo:text-align="start"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39" style:family="paragraph" style:parent-style-name="Table_20_Contents">
      <style:paragraph-properties fo:text-align="center"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ffffff" loext:opacity="100%" style:font-name="Calibri" fo:font-size="9pt" officeooo:rsid="0041d08e" officeooo:paragraph-rsid="00100d42" style:font-size-asian="9pt" style:font-size-complex="9pt"/>
    </style:style>
    <style:style style:name="P41" style:family="paragraph" style:parent-style-name="Table_20_Contents">
      <style:paragraph-properties fo:text-align="start" style:justify-single-word="false"/>
      <style:text-properties officeooo:paragraph-rsid="000f08fd"/>
    </style:style>
    <style:style style:name="P42" style:family="paragraph" style:parent-style-name="Table_20_Contents">
      <style:paragraph-properties fo:text-align="end" style:justify-single-word="false"/>
      <style:text-properties fo:color="#666666" loext:opacity="100%" style:font-name="Calibri" fo:font-size="8pt" officeooo:paragraph-rsid="000f08fd" style:font-size-asian="8pt" style:font-size-complex="8pt"/>
    </style:style>
    <style:style style:name="P43" style:family="paragraph" style:parent-style-name="Table_20_Contents">
      <style:paragraph-properties fo:text-align="center" style:justify-single-word="false"/>
      <style:text-properties fo:color="#666666" loext:opacity="100%" style:font-name="Calibri" fo:font-size="8pt" officeooo:paragraph-rsid="000f08fd" style:font-size-asian="8pt" style:font-size-complex="8pt"/>
    </style:style>
    <style:style style:name="P44" style:family="paragraph" style:parent-style-name="Table_20_Contents">
      <style:text-properties fo:color="#666666" loext:opacity="100%" style:font-name="Calibri" fo:font-size="8pt" officeooo:paragraph-rsid="000f08fd" style:font-size-asian="8pt" style:font-size-complex="8pt"/>
    </style:style>
    <style:style style:name="P45" style:family="paragraph" style:parent-style-name="Standard">
      <style:text-properties officeooo:paragraph-rsid="000f08fd"/>
    </style:style>
    <style:style style:name="P46" style:family="paragraph" style:parent-style-name="Standard">
      <style:text-properties officeooo:paragraph-rsid="00100d42"/>
    </style:style>
    <style:style style:name="P47" style:family="paragraph">
      <loext:graphic-properties draw:fill="solid" draw:fill-color="#dcdee1" draw:opacity="100%"/>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821866" style:font-weight-asian="bold" style:font-weight-complex="bold"/>
    </style:style>
    <style:style style:name="T3" style:family="text">
      <style:text-properties style:font-name="Calibri" fo:font-size="8pt" officeooo:rsid="00311258" style:font-size-asian="8pt" style:font-size-complex="8pt"/>
    </style:style>
    <style:style style:name="T4" style:family="text">
      <style:text-properties style:font-name="Calibri" fo:font-size="8pt" officeooo:rsid="00768200" style:font-size-asian="8pt" style:font-size-complex="8pt"/>
    </style:style>
    <style:style style:name="T5" style:family="text">
      <style:text-properties style:font-name="Calibri" fo:font-size="8pt" officeooo:rsid="007c2ed3" style:font-size-asian="8pt" style:font-size-complex="8pt"/>
    </style:style>
    <style:style style:name="T6" style:family="text">
      <style:text-properties style:font-name="Calibri" fo:font-size="8pt" officeooo:rsid="0077bfbc" style:font-size-asian="8pt" style:font-size-complex="8pt"/>
    </style:style>
    <style:style style:name="T7" style:family="text">
      <style:text-properties style:font-name="Calibri" fo:font-size="8pt" officeooo:rsid="007f39c2" style:font-size-asian="8pt" style:font-size-complex="8pt"/>
    </style:style>
    <style:style style:name="T8" style:family="text">
      <style:text-properties style:font-name="Calibri" fo:font-size="8pt" fo:font-weight="normal" officeooo:rsid="00311258" style:font-size-asian="8pt" style:font-weight-asian="normal" style:font-size-complex="8pt" style:font-weight-complex="normal"/>
    </style:style>
    <style:style style:name="T9" style:family="text">
      <style:text-properties style:font-name="Calibri" fo:font-size="8pt" fo:font-weight="normal" officeooo:rsid="0080c36a" style:font-size-asian="8pt" style:font-weight-asian="normal" style:font-size-complex="8pt" style:font-weight-complex="normal"/>
    </style:style>
    <style:style style:name="T10" style:family="text">
      <style:text-properties style:font-name="Calibri" fo:font-weight="normal" officeooo:rsid="00311258" style:font-weight-asian="normal" style:font-weight-complex="normal"/>
    </style:style>
    <style:style style:name="T11" style:family="text">
      <style:text-properties style:font-name="Calibri" fo:font-weight="normal" officeooo:rsid="002f2c52" style:font-weight-asian="normal" style:font-weight-complex="normal"/>
    </style:style>
    <style:style style:name="T12" style:family="text">
      <style:text-properties style:font-name="Calibri" officeooo:rsid="00311258"/>
    </style:style>
    <style:style style:name="T13" style:family="text">
      <style:text-properties style:font-name="Calibri" fo:font-size="9pt" officeooo:rsid="00100d42" style:font-size-asian="9pt" style:font-size-complex="9pt"/>
    </style:style>
    <style:style style:name="T14" style:family="text">
      <style:text-properties fo:font-weight="normal" style:font-weight-asian="normal" style:font-weight-complex="normal"/>
    </style:style>
    <style:style style:name="T15" style:family="text">
      <style:text-properties fo:font-weight="normal" officeooo:rsid="008feb0b" style:font-weight-asian="normal" style:font-weight-complex="normal"/>
    </style:style>
    <style:style style:name="T16" style:family="text">
      <style:text-properties fo:font-weight="normal" officeooo:rsid="00311258" style:font-weight-asian="normal" style:font-weight-complex="normal"/>
    </style:style>
    <style:style style:name="T17" style:family="text">
      <style:text-properties officeooo:rsid="0080c36a"/>
    </style:style>
    <style:style style:name="T18" style:family="text">
      <style:text-properties officeooo:rsid="007f39c2"/>
    </style:style>
    <style:style style:name="T19" style:family="text">
      <style:text-properties fo:color="#000000" loext:opacity="100%" style:font-name="Calibri" fo:font-size="8pt" fo:font-weight="bold" officeooo:rsid="009c0e4c" style:font-size-asian="8pt" style:font-weight-asian="bold" style:font-size-complex="8pt" style:font-weight-complex="bold"/>
    </style:style>
    <style:style style:name="T20" style:family="text">
      <style:text-properties fo:color="#000000" loext:opacity="100%" style:font-name="Calibri" fo:font-size="8pt" fo:font-weight="bold" officeooo:rsid="00ac9588" style:font-size-asian="8pt" style:font-weight-asian="bold" style:font-size-complex="8pt" style:font-weight-complex="bold"/>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bf_report_footer" text:name="py3o.o.company_id.bf_report_footer"/>
        <text:user-field-decl office:value-type="string" office:string-value="footer_line_abbr" text:name="py3o.o.company_id.footer_line_abbr"/>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s>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6">DESCRIPTION</text:p>
            </table:table-cell>
            <table:table-cell table:style-name="Table2.A1" office:value-type="string">
              <text:p text:style-name="P37">QTY</text:p>
            </table:table-cell>
            <table:table-cell table:style-name="Table2.A1" office:value-type="string">
              <text:p text:style-name="P37">U. PRICE</text:p>
            </table:table-cell>
            <table:table-cell table:style-name="Table2.A1" office:value-type="string">
              <text:p text:style-name="P37">TAXES</text:p>
            </table:table-cell>
            <table:table-cell table:style-name="Table2.E1" office:value-type="string">
              <text:p text:style-name="P37">PRICE</text:p>
            </table:table-cell>
          </table:table-row>
        </table:table-header-rows>
        <table:table-row table:style-name="Table2.2">
          <table:table-cell table:style-name="Table2.A2" office:value-type="string">
            <text:p text:style-name="P38"/>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E2" office:value-type="string">
            <text:p text:style-name="P39"/>
          </table:table-cell>
        </table:table-row>
        <table:table-row table:style-name="TableLine508783760">
          <table:table-cell table:style-name="Table2.A3" office:value-type="string">
            <text:p text:style-name="P41"><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3" office:value-type="string">
            <text:p text:style-name="P3"/>
          </table:table-cell>
          <table:table-cell table:style-name="Table2.C3" office:value-type="string">
            <text:p text:style-name="P5"/>
          </table:table-cell>
          <table:table-cell table:style-name="Table2.D3" office:value-type="string">
            <text:p text:style-name="P5"/>
          </table:table-cell>
          <table:table-cell table:style-name="Table2.E3" office:value-type="string">
            <text:p text:style-name="P5"/>
          </table:table-cell>
        </table:table-row>
        <table:table-row table:style-name="Table2.4">
          <table:table-cell table:style-name="Table2.A4"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4" office:value-type="string">
            <text:p text:style-name="P4"/>
          </table:table-cell>
          <table:table-cell table:style-name="Table2.C4" office:value-type="string">
            <text:p text:style-name="P4"/>
          </table:table-cell>
          <table:table-cell table:style-name="Table2.D4" office:value-type="string">
            <text:p text:style-name="P4"/>
          </table:table-cell>
          <table:table-cell table:style-name="Table2.E4" office:value-type="string">
            <text:p text:style-name="P4"/>
          </table:table-cell>
        </table:table-row>
        <table:table-row table:style-name="Table2.5">
          <table:table-cell table:style-name="Table2.A5" office:value-type="string">
            <text:p text:style-name="P25"><text:user-field-get text:name="py3o.line.product_id.name">line.product_id.name</text:user-field-get></text:p>
            <text:p text:style-name="P31"><text:user-field-get text:name="py3o.line.bf_name">line.bf_name</text:user-field-get></text:p>
          </table:table-cell>
          <table:table-cell table:style-name="Table2.B5" office:value-type="string">
            <text:p text:style-name="P32"><text:user-field-get text:name="py3o.line.bf_quantity">qty</text:user-field-get></text:p>
          </table:table-cell>
          <table:table-cell table:style-name="Table2.B5" office:value-type="string">
            <text:p text:style-name="P22"><text:user-field-get text:name="py3o.line.bf_price_unit">price_unit</text:user-field-get></text:p>
          </table:table-cell>
          <table:table-cell table:style-name="Table2.B5" office:value-type="string">
            <text:p text:style-name="P22"><text:user-field-get text:name="py3o.line.bf_invoice_line_tax_ids">tax</text:user-field-get></text:p>
          </table:table-cell>
          <table:table-cell table:style-name="Table2.E5" office:value-type="string">
            <text:p text:style-name="P22"><text:user-field-get text:name="py3o.line.bf_price_subtotal">subtotal</text:user-field-get></text:p>
          </table:table-cell>
        </table:table-row>
        <table:table-row table:style-name="TableLine508794688">
          <table:table-cell table:style-name="Table2.A6" office:value-type="string">
            <text:p text:style-name="P41"><text:a xlink:type="simple" xlink:href="py3o:///if" text:style-name="Internet_20_link" text:visited-style-name="Visited_20_Internet_20_Link"><text:span text:style-name="T6">if</text:span></text:a></text:p>
          </table:table-cell>
          <table:table-cell table:style-name="Table2.B6" office:value-type="string">
            <text:p text:style-name="P44"/>
          </table:table-cell>
          <table:table-cell table:style-name="Table2.C6" office:value-type="string">
            <text:p text:style-name="P42"/>
          </table:table-cell>
          <table:table-cell table:style-name="Table2.D6" office:value-type="string">
            <text:p text:style-name="P43"/>
          </table:table-cell>
          <table:table-cell table:style-name="Table2.E6" office:value-type="string">
            <text:p text:style-name="P42"/>
          </table:table-cell>
        </table:table-row>
        <table:table-row table:style-name="TableLine508798304">
          <table:table-cell table:style-name="Table2.A7" office:value-type="string">
            <text:p text:style-name="P41"><text:a xlink:type="simple" xlink:href="py3o://if=%22line_count%252==0%22" text:style-name="Internet_20_link" text:visited-style-name="Visited_20_Internet_20_Link"><text:span text:style-name="T5">if="line_count%2==0"</text:span></text:a></text:p>
          </table:table-cell>
          <table:table-cell table:style-name="Table2.B7" office:value-type="string">
            <text:p text:style-name="P44"/>
          </table:table-cell>
          <table:table-cell table:style-name="Table2.C7" office:value-type="string">
            <text:p text:style-name="P42"/>
          </table:table-cell>
          <table:table-cell table:style-name="Table2.D7" office:value-type="string">
            <text:p text:style-name="P43"/>
          </table:table-cell>
          <table:table-cell table:style-name="Table2.E7" office:value-type="string">
            <text:p text:style-name="P42"/>
          </table:table-cell>
        </table:table-row>
        <table:table-row table:style-name="Table2.8">
          <table:table-cell table:style-name="Table2.A8" office:value-type="string">
            <text:p text:style-name="P25"><text:user-field-get text:name="py3o.line.product_id.name">line.product_id.name</text:user-field-get></text:p>
            <text:p text:style-name="P31"><text:user-field-get text:name="py3o.line.bf_name">line.bf_name</text:user-field-get></text:p>
          </table:table-cell>
          <table:table-cell table:style-name="Table2.B8" office:value-type="string">
            <text:p text:style-name="P32"><text:user-field-get text:name="py3o.line.bf_quantity">qty</text:user-field-get></text:p>
          </table:table-cell>
          <table:table-cell table:style-name="Table2.B8" office:value-type="string">
            <text:p text:style-name="P22"><text:user-field-get text:name="py3o.line.bf_price_unit">price_unit</text:user-field-get></text:p>
          </table:table-cell>
          <table:table-cell table:style-name="Table2.B8" office:value-type="string">
            <text:p text:style-name="P22"><text:user-field-get text:name="py3o.line.bf_invoice_line_tax_ids">tax</text:user-field-get></text:p>
          </table:table-cell>
          <table:table-cell table:style-name="Table2.E8" office:value-type="string">
            <text:p text:style-name="P22"><text:user-field-get text:name="py3o.line.bf_price_subtotal">subtotal</text:user-field-get></text:p>
          </table:table-cell>
        </table:table-row>
        <table:table-row table:style-name="TableLine508806400">
          <table:table-cell table:style-name="Table2.A9" office:value-type="string">
            <text:p text:style-name="P41"><text:a xlink:type="simple" xlink:href="py3o:///if" text:style-name="Internet_20_link" text:visited-style-name="Visited_20_Internet_20_Link"><text:span text:style-name="T6">if</text:span></text:a></text:p>
          </table:table-cell>
          <table:table-cell table:style-name="Table2.B9" office:value-type="string">
            <text:p text:style-name="P3"/>
          </table:table-cell>
          <table:table-cell table:style-name="Table2.C9" office:value-type="string">
            <text:p text:style-name="P5"/>
          </table:table-cell>
          <table:table-cell table:style-name="Table2.D9" office:value-type="string">
            <text:p text:style-name="P5"/>
          </table:table-cell>
          <table:table-cell table:style-name="Table2.E9" office:value-type="string">
            <text:p text:style-name="P5"/>
          </table:table-cell>
        </table:table-row>
        <table:table-row table:style-name="TableLine508810144">
          <table:table-cell table:style-name="Table2.A10" office:value-type="string">
            <text:p text:style-name="P41"><text:a xlink:type="simple" xlink:href="py3o:///for" text:style-name="Internet_20_link" text:visited-style-name="Visited_20_Internet_20_Link"><text:span text:style-name="T6">for</text:span></text:a></text:p>
          </table:table-cell>
          <table:table-cell table:style-name="Table2.B10" office:value-type="string">
            <text:p text:style-name="P3"/>
          </table:table-cell>
          <table:table-cell table:style-name="Table2.C10" office:value-type="string">
            <text:p text:style-name="P5"/>
          </table:table-cell>
          <table:table-cell table:style-name="Table2.D10" office:value-type="string">
            <text:p text:style-name="P5"/>
          </table:table-cell>
          <table:table-cell table:style-name="Table2.E10" office:value-type="string">
            <text:p text:style-name="P5"/>
          </table:table-cell>
        </table:table-row>
        <table:table-row table:style-name="Table2.11">
          <table:table-cell table:style-name="Table2.A11" table:number-rows-spanned="9" office:value-type="string">
            <text:p text:style-name="P30">Payment method:</text:p>
            <text:p text:style-name="P11">Cheque, Paypal, WesternUnion, Payonner, MasterCard</text:p>
            <text:p text:style-name="P41"><text:a xlink:type="simple" xlink:href="py3o://if=%22o.payment_term_id%22" text:style-name="Internet_20_link" text:visited-style-name="Visited_20_Internet_20_Link"><text:span text:style-name="T9">if="o.payment_term_id"</text:span></text:a></text:p>
            <text:p text:style-name="P25"><text:span text:style-name="T17">Payment </text:span><text:span text:style-name="T18">T</text:span><text:span text:style-name="T17">erms:</text:span></text:p>
            <text:p text:style-name="P23"><text:user-field-get text:name="py3o.o.payment_term_id.bf_note">payment_term_id.bf_note</text:user-field-get></text:p>
            <text:p text:style-name="P41"><text:a xlink:type="simple" xlink:href="py3o:///if" text:style-name="Internet_20_link" text:visited-style-name="Visited_20_Internet_20_Link"><text:span text:style-name="T7">if</text:span></text:a></text:p>
          </table:table-cell>
          <table:table-cell table:style-name="Table2.B11" table:number-columns-spanned="3" office:value-type="string">
            <text:p text:style-name="P7">Sub Total</text:p>
          </table:table-cell>
          <table:covered-table-cell/>
          <table:covered-table-cell/>
          <table:table-cell table:style-name="Table2.B11" office:value-type="string">
            <text:p text:style-name="P8"><text:user-field-get text:name="py3o.o.bf_amount_untaxed">amount_untaxed</text:user-field-get></text:p>
          </table:table-cell>
        </table:table-row>
        <table:table-row table:style-name="Table2.12">
          <table:covered-table-cell table:style-name="Table2.A11"/>
          <table:table-cell table:style-name="Table2.B12" table:number-columns-spanned="3" office:value-type="string">
            <text:p text:style-name="P17"><text:a xlink:type="simple" xlink:href="py3o://for=%22tline%20in%20data.tax_amount_by_group%22" text:style-name="Internet_20_link" text:visited-style-name="Visited_20_Internet_20_Link"><text:span text:style-name="T19">for="tline in data.tax_amount_by_group"</text:span></text:a></text:p>
          </table:table-cell>
          <table:covered-table-cell/>
          <table:covered-table-cell/>
          <table:table-cell table:style-name="Table2.E12" office:value-type="string">
            <text:p text:style-name="P26"/>
          </table:table-cell>
        </table:table-row>
        <table:table-row table:style-name="Table2.13">
          <table:covered-table-cell table:style-name="Table2.A11"/>
          <table:table-cell table:style-name="Table2.B13" table:number-columns-spanned="3" office:value-type="string">
            <text:p text:style-name="P33"><text:user-field-get text:name="py3o.tline.tax_name">tax_name</text:user-field-get><text:s/><text:user-field-get text:name="py3o.tline.amount">amount</text:user-field-get></text:p>
          </table:table-cell>
          <table:covered-table-cell/>
          <table:covered-table-cell/>
          <table:table-cell table:style-name="Table2.B13" office:value-type="string">
            <text:p text:style-name="P32"><text:user-field-get text:name="py3o.tline.tax">tax</text:user-field-get></text:p>
          </table:table-cell>
        </table:table-row>
        <table:table-row table:style-name="Table2.14">
          <table:covered-table-cell table:style-name="Table2.A11"/>
          <table:table-cell table:style-name="Table2.B14" table:number-columns-spanned="3" office:value-type="string">
            <text:p text:style-name="P17"><text:a xlink:type="simple" xlink:href="py3o:///for" text:style-name="Internet_20_link" text:visited-style-name="Visited_20_Internet_20_Link"><text:span text:style-name="T19">for</text:span></text:a></text:p>
          </table:table-cell>
          <table:covered-table-cell/>
          <table:covered-table-cell/>
          <table:table-cell table:style-name="Table2.E14" office:value-type="string">
            <text:p text:style-name="P26"/>
          </table:table-cell>
        </table:table-row>
        <table:table-row table:style-name="Table2.15">
          <table:covered-table-cell table:style-name="Table2.A11"/>
          <table:table-cell table:style-name="Table2.B15" table:number-columns-spanned="3" office:value-type="string">
            <text:p text:style-name="P20"/>
          </table:table-cell>
          <table:covered-table-cell/>
          <table:covered-table-cell/>
          <table:table-cell table:style-name="Table2.E15" office:value-type="string">
            <text:p text:style-name="P35"/>
          </table:table-cell>
        </table:table-row>
        <table:table-row table:style-name="Table2.16">
          <table:covered-table-cell table:style-name="Table2.A11"/>
          <table:table-cell table:style-name="Table2.B5" table:number-columns-spanned="3" office:value-type="string">
            <text:p text:style-name="P29">TOTAL</text:p>
          </table:table-cell>
          <table:covered-table-cell/>
          <table:covered-table-cell/>
          <table:table-cell table:style-name="Table2.E5" office:value-type="string">
            <text:p text:style-name="P26"><text:user-field-get text:name="py3o.o.bf_amount_total">bf_amount_total</text:user-field-get></text:p>
          </table:table-cell>
        </table:table-row>
        <table:table-row table:style-name="Table2.17">
          <table:covered-table-cell table:style-name="Table2.A11"/>
          <table:table-cell table:style-name="Table2.B17" table:number-columns-spanned="3" office:value-type="string">
            <text:p text:style-name="P17"><text:a xlink:type="simple" xlink:href="py3o://for=%22payment%20in%20data.payments%22" text:style-name="Internet_20_link" text:visited-style-name="Visited_20_Internet_20_Link"><text:span text:style-name="T20">for="payment in data.payments"</text:span></text:a></text:p>
          </table:table-cell>
          <table:covered-table-cell/>
          <table:covered-table-cell/>
          <table:table-cell table:style-name="Table2.B17" office:value-type="string">
            <text:p text:style-name="P26"/>
          </table:table-cell>
        </table:table-row>
        <table:table-row table:style-name="Table2.18">
          <table:covered-table-cell table:style-name="Table2.A11"/>
          <table:table-cell table:style-name="Table2.B17" table:number-columns-spanned="3" office:value-type="string">
            <text:p text:style-name="P34">Paid on <text:user-field-get text:name="py3o.payment.format_date">date</text:user-field-get></text:p>
          </table:table-cell>
          <table:covered-table-cell/>
          <table:covered-table-cell/>
          <table:table-cell table:style-name="Table2.B17" office:value-type="string">
            <text:p text:style-name="P32"><text:user-field-get text:name="py3o.payment.format_amount">amount</text:user-field-get></text:p>
          </table:table-cell>
        </table:table-row>
        <table:table-row table:style-name="Table2.19">
          <table:covered-table-cell table:style-name="Table2.A11"/>
          <table:table-cell table:style-name="Table2.B19" table:number-columns-spanned="3" office:value-type="string">
            <text:p text:style-name="P17"><text:a xlink:type="simple" xlink:href="py3o:///for" text:style-name="Internet_20_link" text:visited-style-name="Visited_20_Internet_20_Link"><text:span text:style-name="T20">for</text:span></text:a></text:p>
          </table:table-cell>
          <table:covered-table-cell/>
          <table:covered-table-cell/>
          <table:table-cell table:style-name="Table2.B19" office:value-type="string">
            <text:p text:style-name="P26"/>
          </table:table-cell>
        </table:table-row>
      </table:table>
      <text:p text:style-name="Text_20_body"><text:a xlink:type="simple" xlink:href="py3o://if=%22len(data.payments)%22" text:style-name="Internet_20_link" text:visited-style-name="Visited_20_Internet_20_Link"><text:span text:style-name="T13">if="len(data.payments)"</text:span></text:a></text:p>
      <table:table table:name="Table4" table:style-name="Table4">
        <table:table-column table:style-name="Table4.A"/>
        <table:table-column table:style-name="Table4.B"/>
        <table:table-row table:style-name="Table4.1">
          <table:table-cell table:style-name="Table4.A1" office:value-type="string">
            <text:p text:style-name="P28">Amount Due</text:p>
          </table:table-cell>
          <table:table-cell table:style-name="Table4.B1" office:value-type="string">
            <text:p text:style-name="P27"><text:user-field-get text:name="py3o.o.bf_residual">residual</text:user-field-get></text:p>
          </table:table-cell>
        </table:table-row>
      </table:table>
      <text:p text:style-name="P46"><text:a xlink:type="simple" xlink:href="py3o:///if" text:style-name="Internet_20_link" text:visited-style-name="Visited_20_Internet_20_Link"><text:span text:style-name="T13">if</text:span></text:a></text:p>
      <text:p text:style-name="Text_20_body"><text:a xlink:type="simple" xlink:href="py3o://if=%22o.comment%22" text:style-name="Internet_20_link" text:visited-style-name="Visited_20_Internet_20_Link"><text:span text:style-name="T13">if="o.comment"</text:span></text:a></text:p>
      <table:table table:name="Table3" table:style-name="Table3">
        <table:table-column table:style-name="Table3.A"/>
        <table:table-row table:style-name="TableLine508842272">
          <table:table-cell table:style-name="Table3.A1" office:value-type="string">
            <text:p text:style-name="P40"><text:span text:style-name="T1">Terms </text:span><text:span text:style-name="T2">&amp; Conditions/Note</text:span><text:span text:style-name="T1">:</text:span></text:p>
            <text:p text:style-name="P40"><text:user-field-get text:name="py3o.o.bf_comment">bf_comment</text:user-field-get></text:p>
          </table:table-cell>
        </table:table-row>
      </table:table>
      <text:p text:style-name="P45"><text:a xlink:type="simple" xlink:href="py3o:///if" text:style-name="Internet_20_link" text:visited-style-name="Visited_20_Internet_20_Link"><text:span text:style-name="T13">If</text:span></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5cm" table:align="margins"/>
    </style:style>
    <style:style style:name="Table5.A" style:family="table-column">
      <style:table-column-properties style:column-width="7.5cm" style:rel-column-width="32767*"/>
    </style:style>
    <style:style style:name="Table5.B" style:family="table-column">
      <style:table-column-properties style:column-width="7.5cm" style:rel-column-width="32768*"/>
    </style:style>
    <style:style style:name="Table5.A1" style:family="table-cell">
      <style:table-cell-properties fo:padding="0cm" fo:border="none"/>
    </style:style>
    <style:style style:name="MP1" style:family="paragraph" style:parent-style-name="Header">
      <style:text-properties fo:font-size="3pt" style:font-size-asian="2.59999990463257pt" style:font-size-complex="3pt"/>
    </style:style>
    <style:style style:name="MP2"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MP3"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MP4" style:family="paragraph">
      <loext:graphic-properties draw:fill="solid" draw:fill-color="#dcdee1" draw:opacity="100%"/>
      <style:paragraph-properties style:writing-mode="lr-tb"/>
    </style:style>
    <style:style style:name="MP5" style:family="paragraph" style:parent-style-name="Table_20_Contents">
      <style:text-properties style:font-name="Calibri" fo:font-size="8pt" officeooo:paragraph-rsid="001b29b1" style:font-size-asian="8pt" style:font-size-complex="8pt"/>
    </style:style>
    <style:style style:name="MP6" style:family="paragraph" style:parent-style-name="Table_20_Contents">
      <style:text-properties style:font-name="Calibri" fo:font-size="4pt" officeooo:paragraph-rsid="001b29b1" style:font-size-asian="3.5pt" style:font-size-complex="4pt"/>
    </style:style>
    <style:style style:name="MP7"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MP8"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M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MP10"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MP11" style:family="paragraph" style:parent-style-name="Table_20_Contents">
      <style:paragraph-properties fo:text-align="end" style:justify-single-word="false"/>
      <style:text-properties officeooo:paragraph-rsid="001dbe7d"/>
    </style:style>
    <style:style style:name="MP1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MP13" style:family="paragraph" style:parent-style-name="Table_20_Contents">
      <style:paragraph-properties fo:text-align="end" style:justify-single-word="false"/>
      <style:text-properties fo:font-size="8pt" officeooo:paragraph-rsid="001dbe7d" style:font-size-asian="8pt" style:font-size-complex="8pt"/>
    </style:style>
    <style:style style:name="MP14"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MT1" style:family="text">
      <style:text-properties fo:font-weight="bold" style:font-weight-asian="bold" style:font-weight-complex="bold"/>
    </style:style>
    <style:style style:name="MT2" style:family="text">
      <style:text-properties style:font-name="Calibri" fo:font-size="8pt" officeooo:rsid="00311258" style:font-size-asian="8pt" style:font-size-complex="8pt"/>
    </style:style>
    <style:style style:name="MT3" style:family="text">
      <style:text-properties fo:font-weight="normal" officeooo:rsid="008feb0b" style:font-weight-asian="normal" style:font-weight-complex="normal"/>
    </style:style>
    <style:style style:name="MT4" style:family="text">
      <style:text-properties fo:font-weight="normal" style:font-weight-asian="normal" style:font-weight-complex="normal"/>
    </style:style>
    <style:style style:name="MT5" style:family="text">
      <style:text-properties style:font-name="Calibri" fo:font-size="8pt" fo:font-weight="normal" officeooo:rsid="00311258" style:font-size-asian="8pt" style:font-weight-asian="normal" style:font-size-complex="8pt" style:font-weight-complex="normal"/>
    </style:style>
    <style:style style:name="MT6" style:family="text">
      <style:text-properties fo:font-weight="normal" officeooo:rsid="00311258" style:font-weight-asian="normal" style:font-weight-complex="normal"/>
    </style:style>
    <style:style style:name="MT7" style:family="text">
      <style:text-properties style:font-name="Calibri" fo:font-weight="normal" officeooo:rsid="00311258" style:font-weight-asian="normal" style:font-weight-complex="normal"/>
    </style:style>
    <style:style style:name="MT8" style:family="text">
      <style:text-properties style:font-name="Calibri" fo:font-weight="normal" officeooo:rsid="002f2c52" style:font-weight-asian="normal" style:font-weight-complex="normal"/>
    </style:style>
    <style:style style:name="MT9" style:family="text">
      <style:text-properties style:font-name="Calibri" officeooo:rsid="0031125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5.0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Line507655344">
            <table:table-cell table:style-name="Table5.A1" office:value-type="string">
              <text:p text:style-name="MP5"><draw:frame draw:style-name="Mfr1" draw:name="Image2" text:anchor-type="char" svg:x="-5.309cm" svg:y="-1cm" svg:width="4.736cm" svg:height="22.966cm" draw:z-index="1"><draw:image xlink:href="Pictures/10000000000000A20000031F42C4B6019B231C89.png" xlink:type="simple" xlink:show="embed" xlink:actuate="onLoad" draw:mime-type="image/png"/></draw:frame><draw:frame draw:style-name="Mfr2" draw:name="py3o.image(o.company_id.logo, 'png', width='1.5cm', height='1.5cm', isb64=True)" text:anchor-type="as-char" svg:width="1.799cm" draw:z-index="2"><draw:text-box fo:min-height="1.799cm"><text:p text:style-name="Frame_20_contents"/></draw:text-box></draw:frame></text:p>
              <text:p text:style-name="MP6"/>
              <text:p text:style-name="MP5"><text:user-field-get text:name="py3o.o.company_id.bf_display_address_without_company">bf_display_address_without_company</text:user-field-get></text:p>
            </table:table-cell>
            <table:table-cell table:style-name="Table5.A1" office:value-type="string">
              <text:p text:style-name="MP7">Invoce to</text:p>
              <text:p text:style-name="MP8"><text:user-field-get text:name="py3o.o.partner_id.display_name">partner_id.display_name</text:user-field-get></text:p>
              <text:p text:style-name="MP9"><text:user-field-get text:name="py3o.o.partner_id.display_address_without_company_line">display_address_without_company_line</text:user-field-get></text:p>
              <text:p text:style-name="MP10"/>
              <text:p text:style-name="MP9">Invoice Date: <text:user-field-get text:name="py3o.o.bf_date_due">date_due</text:user-field-get></text:p>
              <text:p text:style-name="MP9">Invoice # <text:span text:style-name="MT1"><text:user-field-get text:name="py3o.o.bf_number">bf_number</text:user-field-get></text:span></text:p>
              <text:p text:style-name="MP11"><text:a xlink:type="simple" xlink:href="py3o://if=%22o.date_due%22" text:style-name="Internet_20_link" text:visited-style-name="Visited_20_Internet_20_Link"><text:span text:style-name="MT2">if="o.date_due"</text:span></text:a></text:p>
              <text:p text:style-name="MP12"><text:span text:style-name="MT3">D</text:span><text:span text:style-name="MT4">ate Due: </text:span><text:span text:style-name="MT4"><text:user-field-get text:name="py3o.o.bf_date_due">date_due</text:user-field-get></text:span></text:p>
              <text:p text:style-name="MP11"><text:a xlink:type="simple" xlink:href="py3o:///if" text:style-name="Internet_20_link" text:visited-style-name="Visited_20_Internet_20_Link"><text:span text:style-name="MT5">if</text:span></text:a></text:p>
              <text:p text:style-name="MP11"><text:a xlink:type="simple" xlink:href="py3o://if=%22o.reference%22" text:style-name="Internet_20_link" text:visited-style-name="Visited_20_Internet_20_Link"><text:span text:style-name="MT2">if="o.reference"</text:span></text:a></text:p>
              <text:p text:style-name="MP12"><text:span text:style-name="MT6">Reference</text:span><text:span text:style-name="MT4">: </text:span><text:span text:style-name="MT4"><text:user-field-get text:name="py3o.o.reference">reference</text:user-field-get></text:span></text:p>
              <text:p text:style-name="MP11"><text:a xlink:type="simple" xlink:href="py3o:///if" text:style-name="Internet_20_link" text:visited-style-name="Visited_20_Internet_20_Link"><text:span text:style-name="MT5">if</text:span></text:a></text:p>
              <text:p text:style-name="MP11"><text:a xlink:type="simple" xlink:href="py3o://if=%22o.origin%22" text:style-name="Internet_20_link" text:visited-style-name="Visited_20_Internet_20_Link"><text:span text:style-name="MT2">if="o.origin"</text:span></text:a></text:p>
              <text:p text:style-name="MP13"><text:span text:style-name="MT7">Source</text:span><text:span text:style-name="MT8">: </text:span><text:span text:style-name="MT8"><text:user-field-get text:name="py3o.o.origin">origin</text:user-field-get></text:span></text:p>
              <text:p text:style-name="MP11"><text:a xlink:type="simple" xlink:href="py3o:///if" text:style-name="Internet_20_link" text:visited-style-name="Visited_20_Internet_20_Link"><text:span text:style-name="MT5">if</text:span></text:a></text:p>
              <text:p text:style-name="MP11"><text:a xlink:type="simple" xlink:href="py3o://if=%22o.name%22" text:style-name="Internet_20_link" text:visited-style-name="Visited_20_Internet_20_Link"><text:span text:style-name="MT2">if="o.name"</text:span></text:a></text:p>
              <text:p text:style-name="MP13"><text:span text:style-name="MT7">Description</text:span><text:span text:style-name="MT8">: </text:span><text:span text:style-name="MT8"><text:user-field-get text:name="py3o.o.name">name</text:user-field-get></text:span></text:p>
              <text:p text:style-name="MP14"><text:a xlink:type="simple" xlink:href="py3o:///if" text:style-name="Internet_20_link" text:visited-style-name="Visited_20_Internet_20_Link"><text:span text:style-name="MT9">if</text:span></text:a></text:p>
            </table:table-cell>
          </table:table-row>
        </table:table>
        <text:p text:style-name="MP1"/>
      </style:header>
      <style:footer>
        <text:user-field-decls>
          <text:user-field-decl office:value-type="string" office:string-value="bf_report_footer" text:name="py3o.o.company_id.bf_report_footer"/>
          <text:user-field-decl office:value-type="string" office:string-value="footer_line_abbr" text:name="py3o.o.company_id.footer_line_abbr"/>
        </text:user-field-decls>
        <text:p text:style-name="MP2"><text:user-field-get text:name="py3o.o.company_id.footer_line_abbr">footer_line_abbr</text:user-field-get></text:p>
        <text:p text:style-name="MP2"><text:user-field-get text:name="py3o.o.company_id.bf_report_footer">bf_report_footer</text:user-field-get></text:p>
        <text:p text:style-name="MP3"><text:page-number text:select-page="current">1</text:page-number>/<text:page-count>1</text:page-count><draw:custom-shape text:anchor-type="char" draw:z-index="0" draw:name="Freeform 121" draw:style-name="Mgr1" draw:text-style-name="MP4" svg:width="13.969cm" svg:height="4.851cm" svg:x="-7.096cm" svg:y="17.568cm"><text:p/><draw:enhanced-geometry svg:viewBox="0 0 1597 466" draw:extrusion-allowed="true" draw:glue-points="5016914 955566 4222006 1281583 3790807 1371518 3010898 1382760 1859783 37473 1721049 191113 1477327 726980 809905 198608 191228 1120448 168730 1139185 0 1633830 101238 1742503 198727 1746250 1327345 1746250 2403469 1663809 4761943 1738755 5950554 1746250 5988050 1746250 4102020 1472696 4094521 1476443 3948288 1532653 3828302 1379013 3367106 1457707 3108387 1349034 2253487 1131690 2185994 1165416 2182245 1161668 1751045 303533 1593564 726980 1589814 711990 1586065 719485 1312347 1438970 1263602 539614 1248604 899356 1226107 1637578 352459 1513916 539937 1311561 768660 835652 194977 1705030 551186 1307814 802406 202355 757411 828157 266219 1491432 172480 1139185 176229 1727513 446198 1521411 1061126 1052996 1256103 906851 1259853 1663809 2403469 1630083 2287233 1127943 2455963 1652567 3794556 1498927 3794556 1656314 4113269 1476443 4979418 966808 5009414 970555" draw:type="non-primitive" draw:enhanced-path="M 1499 145 C 1499 142 1497 140 1493 140 1490 139 1488 142 1488 145 1488 146 1488 148 1489 149 1385 296 1385 296 1385 296 1337 257 1337 257 1337 257 1338 257 1338 256 1338 255 1338 252 1336 249 1333 249 1330 249 1327 251 1327 254 1327 255 1327 256 1327 256 1146 363 1146 363 1146 363 1130 351 1130 351 1130 351 1131 350 1131 349 1131 348 1131 345 1129 342 1126 342 1123 342 1120 345 1120 347 1120 349 1120 350 1121 351 1077 387 1077 387 1077 387 1022 367 1022 367 1022 367 1022 367 1022 366 1022 366 1022 363 1020 361 1017 360 1014 360 1011 363 1011 366 1011 366 1011 366 1011 366 940 380 940 380 940 380 839 357 839 357 839 357 839 354 837 351 834 351 831 351 828 353 828 356 828 357 828 358 828 358 803 369 803 369 803 369 611 299 611 299 611 299 611 299 611 299 611 299 611 296 609 293 606 293 603 293 600 295 600 298 600 299 600 299 601 300 598 301 598 301 598 301 496 10 496 10 496 10 498 9 499 8 499 6 499 3 497 0 494 0 491 0 488 2 488 5 488 7 489 9 490 10 466 75 466 75 466 75 457 55 457 55 457 55 458 54 459 53 459 51 459 48 457 46 454 45 451 45 448 48 448 51 448 53 449 55 451 56 413 175 413 175 413 175 411 175 409 178 409 180 409 181 409 182 409 183 394 194 394 194 394 194 341 142 341 142 341 142 341 141 342 140 342 139 342 136 339 134 336 134 333 133 331 136 331 139 331 140 331 141 332 142 264 217 264 217 264 217 216 53 216 53 216 53 218 52 219 51 219 49 219 46 217 43 214 43 211 43 208 45 208 48 208 50 209 52 211 53 98 325 98 325 98 325 51 300 51 300 51 300 51 300 51 299 51 299 51 296 49 293 46 293 43 293 41 295 40 298 40 300 41 301 41 302 0 339 0 339 0 339 0 342 0 342 0 342 43 303 43 303 43 303 43 304 44 304 45 304 43 393 43 393 43 393 0 385 0 385 0 385 0 388 0 388 0 388 43 395 43 395 43 395 42 458 42 458 42 458 40 458 39 459 38 460 0 436 0 436 0 436 0 438 0 438 0 438 37 461 37 461 37 461 37 461 37 461 37 461 0 454 0 454 0 454 0 456 0 456 0 456 37 463 37 463 37 463 27 465 27 465 27 465 18 466 18 466 18 466 32 466 32 466 32 466 37 465 37 465 37 465 38 466 38 466 38 466 47 466 47 466 47 466 47 466 47 466 47 465 53 466 53 466 53 466 64 466 64 466 64 466 50 464 50 464 50 464 325 446 325 446 325 446 326 448 328 450 330 450 331 450 333 450 334 449 352 466 352 466 352 466 354 466 354 466 354 466 335 448 335 448 335 448 335 447 336 446 336 445 640 442 640 442 640 442 640 443 640 443 641 443 592 466 592 466 592 466 596 466 596 466 596 466 641 444 641 444 641 444 642 446 644 447 645 447 648 447 650 445 651 443 1002 446 1002 446 1002 446 1003 449 1005 451 1008 451 1010 451 1013 449 1013 446 1265 459 1265 459 1265 459 1265 462 1268 464 1270 464 1273 464 1275 462 1276 460 1412 466 1412 466 1412 466 1449 466 1449 466 1449 466 1276 458 1276 458 1276 458 1276 457 1275 456 1275 455 1385 299 1385 299 1385 299 1587 466 1587 466 1587 466 1590 466 1590 466 1590 466 1386 298 1386 298 1386 298 1491 150 1491 150 1491 150 1492 150 1492 150 1493 150 1493 150 1494 150 1494 150 1595 466 1595 466 1595 466 1597 466 1597 466 1597 466 1496 150 1496 150 1496 150 1497 149 1499 147 1499 145 Z M 1122 352 C 1123 353 1124 353 1125 353 1127 353 1128 353 1129 352 1145 364 1145 364 1145 364 1094 393 1094 393 1094 393 1078 388 1078 388 1078 388 L 1122 352 Z M 1095 395 C 1255 454 1255 454 1255 454 1069 410 1069 410 1069 410 L 1095 395 Z M 1092 394 C 1066 410 1066 410 1066 410 1055 407 1055 407 1055 407 1077 389 1077 389 1077 389 L 1092 394 Z M 1063 411 C 1016 439 1016 439 1016 439 1053 409 1053 409 1053 409 L 1063 411 Z M 1021 368 C 1076 388 1076 388 1076 388 1053 407 1053 407 1053 407 1013 397 1013 397 1013 397 1016 371 1016 371 1016 371 1018 371 1020 370 1021 368 Z M 1011 368 C 1012 370 1014 371 1015 371 1013 397 1013 397 1013 397 945 381 945 381 945 381 L 1011 368 Z M 935 381 C 898 389 898 389 898 389 840 360 840 360 840 360 L 935 381 Z M 899 391 C 994 439 994 439 994 439 875 396 875 396 875 396 L 899 391 Z M 829 360 C 830 361 831 362 833 362 835 362 837 361 838 360 896 389 896 389 896 389 872 394 872 394 872 394 805 370 805 370 805 370 L 829 360 Z M 601 302 C 602 303 604 304 606 304 606 304 606 304 607 304 638 415 638 415 638 415 599 303 599 303 599 303 L 601 302 Z M 638 424 C 583 311 583 311 583 311 596 304 596 304 596 304 L 638 424 Z M 493 11 C 493 11 493 11 493 11 493 11 494 11 494 11 596 303 596 303 596 303 582 310 582 310 582 310 468 78 468 78 468 78 L 493 11 Z M 467 81 C 580 311 580 311 580 311 547 329 547 329 547 329 425 192 425 192 425 192 L 467 81 Z M 546 331 C 625 420 625 420 625 420 538 335 538 335 538 335 L 546 331 Z M 537 334 C 417 216 417 216 417 216 425 194 425 194 425 194 545 330 545 330 545 330 L 537 334 Z M 453 56 C 453 56 453 56 453 56 454 56 454 56 455 56 465 78 465 78 465 78 424 190 424 190 424 190 418 184 418 184 418 184 419 183 419 182 419 181 420 178 418 176 416 175 L 453 56 Z M 414 186 C 415 186 416 186 417 185 423 192 423 192 423 192 415 214 415 214 415 214 407 206 407 206 407 206 413 186 413 186 413 186 413 186 414 186 414 186 Z M 414 216 C 344 403 344 403 344 403 350 384 350 384 350 384 406 209 406 209 406 209 L 414 216 Z M 410 185 C 404 204 404 204 404 204 396 196 396 196 396 196 L 410 185 Z M 337 144 C 338 144 338 144 339 144 392 196 392 196 392 196 335 239 335 239 335 239 L 337 144 Z M 333 144 C 334 144 335 144 335 144 333 240 333 240 333 240 283 279 283 279 283 279 265 219 265 219 265 219 L 333 144 Z M 327 437 C 254 304 254 304 254 304 282 283 282 283 282 283 L 327 437 Z M 281 280 C 253 302 253 302 253 302 229 259 229 259 229 259 263 221 263 221 263 221 L 281 280 Z M 84 402 C 94 404 94 404 94 404 50 453 50 453 50 453 L 84 402 Z M 47 454 C 70 400 70 400 70 400 82 402 82 402 82 402 L 47 454 Z M 144 350 C 96 402 96 402 96 402 85 400 85 400 85 400 125 340 125 340 125 340 L 144 350 Z M 126 339 C 203 222 203 222 203 222 204 222 204 223 205 223 206 223 206 223 207 222 227 258 227 258 227 258 145 348 145 348 145 348 L 126 339 Z M 97 405 C 113 408 113 408 113 408 52 455 52 455 52 455 L 97 405 Z M 99 403 C 146 351 146 351 146 351 171 364 171 364 171 364 116 406 116 406 116 406 L 99 403 Z M 147 349 C 228 260 228 260 228 260 251 303 251 303 251 303 173 363 173 363 173 363 L 147 349 Z M 213 54 C 213 54 213 54 213 54 214 54 214 54 214 54 263 219 263 219 263 219 228 257 228 257 228 257 208 222 208 222 208 222 210 221 211 219 211 217 211 214 208 212 205 212 202 212 200 214 200 217 200 219 200 220 202 221 124 338 124 338 124 338 100 326 100 326 100 326 L 213 54 Z M 100 327 C 123 339 123 339 123 339 83 400 83 400 83 400 71 398 71 398 71 398 L 100 327 Z M 46 304 C 48 304 49 303 50 302 98 326 98 326 98 326 68 397 68 397 68 397 45 393 45 393 45 393 L 46 304 Z M 43 458 C 44 395 44 395 44 395 67 400 67 400 67 400 43 458 43 458 43 458 43 458 43 458 43 458 Z M 48 462 C 48 462 47 461 47 461 117 408 117 408 117 408 322 444 322 444 322 444 L 48 462 Z M 119 406 C 173 365 173 365 173 365 324 442 324 442 324 442 L 119 406 Z M 326 441 C 175 364 175 364 175 364 253 305 253 305 253 305 327 440 327 440 327 440 327 441 326 441 326 441 Z M 330 438 C 283 281 283 281 283 281 333 244 333 244 333 244 L 330 438 Z M 335 242 C 394 197 394 197 394 197 404 207 404 207 404 207 331 438 331 438 331 438 L 335 242 Z M 333 440 C 416 218 416 218 416 218 535 335 535 335 535 335 335 441 335 441 335 441 334 441 334 440 333 440 Z M 640 441 C 336 444 336 444 336 444 336 443 336 443 335 443 536 336 536 336 536 336 641 439 641 439 641 439 641 439 640 440 640 441 Z M 548 330 C 581 313 581 313 581 313 641 435 641 435 641 435 L 548 330 Z M 650 439 C 649 437 648 436 646 436 646 436 645 436 645 436 644 432 644 432 644 432 608 303 608 303 608 303 609 303 610 302 610 301 801 371 801 371 801 371 L 650 439 Z M 802 371 C 867 395 867 395 867 395 653 439 653 439 653 439 L 802 371 Z M 655 441 C 871 397 871 397 871 397 1002 444 1002 444 1002 444 L 655 441 Z M 1003 442 C 901 390 901 390 901 390 939 383 939 383 939 383 1012 400 1012 400 1012 400 1008 440 1008 440 1008 440 1006 440 1004 441 1003 442 Z M 1012 442 C 1011 441 1010 440 1009 440 1013 400 1013 400 1013 400 1051 409 1051 409 1051 409 L 1012 442 Z M 1013 445 C 1013 444 1013 444 1013 444 1066 412 1066 412 1066 412 1260 457 1260 457 1260 457 L 1013 445 Z M 1266 456 C 1097 394 1097 394 1097 394 1147 365 1147 365 1147 365 1266 456 1266 456 1266 456 1266 456 1266 456 1266 456 Z M 1271 453 C 1269 453 1268 454 1267 455 1148 364 1148 364 1148 364 1328 258 1328 258 1328 258 1329 259 1330 259 1330 260 1271 453 1271 453 1271 453 1271 453 1271 453 1271 453 Z M 1273 454 C 1332 260 1332 260 1332 260 1332 260 1332 260 1332 260 1334 260 1335 260 1336 259 1383 298 1383 298 1383 298 L 1273 454 Z N"/></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15:57:04.731817966</meta:creation-date>
    <dc:date>2022-02-08T17:09:10.206637970</dc:date>
    <meta:editing-duration>PT1H9M54S</meta:editing-duration>
    <meta:editing-cycles>25</meta:editing-cycles>
    <meta:generator>LibreOffice/7.3.0.3$Linux_X86_64 LibreOffice_project/0f246aa12d0eee4a0f7adcefbf7c878fc2238db3</meta:generator>
    <meta:document-statistic meta:table-count="4" meta:image-count="1" meta:object-count="0" meta:page-count="1" meta:paragraph-count="71" meta:word-count="102" meta:character-count="932" meta:non-whitespace-character-count="900"/>
  </office:meta>
</office:document-meta>
</file>